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“first-rate Ion Matter”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“Ion Matter”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“erase our memories”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does seem that way, doesn't it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“Carat”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〜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